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4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4.1cm"/>
    </style:style>
    <style:style style:name="gr3" style:family="graphic" style:parent-style-name="objectwithoutfill">
      <style:graphic-properties draw:stroke="dash" draw:stroke-dash="Fine_20_Dashed" svg:stroke-color="#000000" draw:marker-end="Short_20_line_20_Arrow" draw:marker-end-width="0.3cm" draw:fill="none" draw:textarea-vertical-align="middl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5cm" fo:min-width="2.269cm"/>
    </style:style>
    <style:style style:name="gr5" style:family="graphic" style:parent-style-name="standard">
      <style:graphic-properties draw:stroke="solid" svg:stroke-color="#000000" draw:fill="solid" draw:fill-color="#dcdcdc" fo:min-height="5.55cm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solid" draw:fill-color="#dcdcdc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.6cm" svg:height="1.8cm" svg:x="16.7cm" svg:y="11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xml:id="id2" draw:id="id2" draw:layer="layout" svg:width="4.6cm" svg:height="1.1cm" svg:x="16.7cm" svg:y="10.6cm">
            <text:p text:style-name="P2"><text:span text:style-name="T1">«package»</text:span></text:p>
            <text:p text:style-name="P2"><text:span text:style-name="T1">p5_util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1" draw:layer="layout" svg:width="4.6cm" svg:height="1.8cm" svg:x="11.1cm" svg:y="11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11.1cm" svg:y="10.6cm">
            <text:p text:style-name="P2"><text:span text:style-name="T1">«package»</text:span></text:p>
            <text:p text:style-name="P2"><text:span text:style-name="T1">p9_util_benchmark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1" draw:layer="layout" svg:width="4.6cm" svg:height="1.8cm" svg:x="15.4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15.4cm" svg:y="1.4cm">
            <text:p text:style-name="P2"><text:span text:style-name="T1">«notebook»</text:span></text:p>
            <text:p text:style-name="P2"><text:span text:style-name="T1">JigsawBenchmark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4" draw:layer="layout" svg:x1="17.7cm" svg:y1="4.3cm" svg:x2="19cm" svg:y2="10.6cm" draw:start-shape="id1" draw:start-glue-point="2" draw:end-shape="id2" draw:end-glue-point="0" svg:d="M17700 4300v3150h1300v3150" svg:viewBox="0 0 1301 6301">
          <text:p/>
        </draw:connector>
        <draw:connector draw:style-name="gr3" draw:text-style-name="P4" draw:layer="layout" svg:x1="17.7cm" svg:y1="4.3cm" svg:x2="13.4cm" svg:y2="10.6cm" draw:start-shape="id1" draw:start-glue-point="2" draw:end-shape="id3" draw:end-glue-point="0" svg:d="M17700 4300v3150h-4300v3150" svg:viewBox="0 0 4301 6301">
          <text:p/>
        </draw:connector>
        <draw:custom-shape draw:style-name="gr4" draw:text-style-name="P5" draw:layer="layout" svg:width="2.769cm" svg:height="0.7cm" svg:x="11.131cm" svg:y="9.3cm">
          <text:p text:style-name="P2"><text:span text:style-name="T1">«Uses»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69cm" svg:height="0.7cm" svg:x="23.7cm" svg:y="9.3cm">
          <text:p text:style-name="P2"><text:span text:style-name="T1">«Uses»</text:span></text:p>
          <draw:enhanced-geometry svg:viewBox="0 0 21600 21600" draw:type="rectangle" draw:enhanced-path="M 0 0 L 21600 0 21600 21600 0 21600 0 0 Z N"/>
        </draw:custom-shape>
        <draw:g xml:id="id4" draw:id="id4">
          <draw:custom-shape draw:style-name="gr1" draw:text-style-name="P1" draw:layer="layout" svg:width="4.6cm" svg:height="1.8cm" svg:x="21.9cm" svg:y="11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21.9cm" svg:y="10.6cm">
            <text:p text:style-name="P2"><text:span text:style-name="T1">«config»</text:span></text:p>
            <text:p text:style-name="P2"><text:span text:style-name="T1">p9_util_config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4" draw:layer="layout" svg:x1="17.7cm" svg:y1="4.3cm" svg:x2="24.2cm" svg:y2="10.6cm" draw:start-shape="id1" draw:start-glue-point="2" draw:end-shape="id4" draw:end-glue-point="0" svg:d="M17700 4300v3150h6500v3150" svg:viewBox="0 0 6501 6301">
          <text:p/>
        </draw:connector>
        <draw:frame draw:style-name="gr5" draw:text-style-name="P7" draw:layer="layout" svg:width="12.7cm" svg:height="5.939cm" svg:x="1.3cm" svg:y="13.9cm">
          <draw:text-box>
            <text:list text:style-name="L1">
              <text:list-item>
                <text:p><text:span text:style-name="T2">p5_util</text:span><text:span text:style-name="T1"> : generic functions used for reading files from hard disk.</text:span></text:p>
              </text:list-item>
              <text:list-item>
                <text:p text:style-name="P6"><text:span text:style-name="T3">p9_util_metrics</text:span><text:span text:style-name="T4"> : functions used to compute AUC bias metrics</text:span></text:p>
              </text:list-item>
              <text:list-item>
                <text:p><text:span text:style-name="T2">p9_util_benchmark</text:span><text:span text:style-name="T1"> : functions used to build models issued from Kaggle and provided as a sample.</text:span></text:p>
              </text:list-item>
              <text:list-item>
                <text:p><text:span text:style-name="T1">p9_util_config : contains configuration parameters for building CNN networks </text:span></text:p>
              </text:list-item>
              <text:list-item>
                <text:p><text:span text:style-name="T3">DataPreparator</text:span><text:span text:style-name="T4"> : module issued from DataGenerator.ipynb used as a source of digitalized data.</text:span></text:p>
              </text:list-item>
              <text:list-item>
                <text:p><text:span text:style-name="T2">cnn_model</text:span><text:span text:style-name="T1"> : CNN model issued from CNNbinaryClassifier.ipynb and used to compute predictions.</text:span></text:p>
              </text:list-item>
            </text:list>
          </draw:text-box>
        </draw:frame>
        <draw:g xml:id="id5" draw:id="id5">
          <draw:custom-shape draw:style-name="gr1" draw:text-style-name="P1" draw:layer="layout" svg:width="4.6cm" svg:height="1.8cm" svg:x="23.6cm" svg:y="5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23.6cm" svg:y="4.2cm">
            <text:p text:style-name="P2"><text:span text:style-name="T1">«module»</text:span></text:p>
            <text:p text:style-name="P2"><text:span text:style-name="T1">DataGeneratgor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4" draw:layer="layout" svg:x1="20cm" svg:y1="2.85cm" svg:x2="25.9cm" svg:y2="4.2cm" draw:start-shape="id1" draw:end-shape="id5" draw:end-glue-point="0" svg:d="M20000 2850h5900v1350" svg:viewBox="0 0 5901 1351">
          <text:p/>
        </draw:connector>
        <draw:g xml:id="id6" draw:id="id6">
          <draw:custom-shape draw:style-name="gr1" draw:text-style-name="P1" draw:layer="layout" svg:width="4.6cm" svg:height="1.8cm" svg:x="6.7cm" svg:y="5.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6.7cm" svg:y="4.2cm">
            <text:p text:style-name="P2"><text:span text:style-name="T1">«module»</text:span></text:p>
            <text:p text:style-name="P2"><text:span text:style-name="T1">cnn_model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4" draw:layer="layout" svg:x1="15.4cm" svg:y1="2.85cm" svg:x2="9cm" svg:y2="4.2cm" draw:start-shape="id1" draw:start-glue-point="3" draw:end-shape="id6" draw:end-glue-point="0" svg:d="M15400 2850h-6400v1350" svg:viewBox="0 0 6401 1351">
          <text:p/>
        </draw:connector>
        <draw:custom-shape draw:style-name="gr4" draw:text-style-name="P5" draw:layer="layout" svg:width="2.769cm" svg:height="0.7cm" svg:x="18.4cm" svg:y="9.3cm">
          <text:p text:style-name="P2"><text:span text:style-name="T1">«Uses»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69cm" svg:height="0.7cm" svg:x="22.4cm" svg:y="2.4cm">
          <text:p text:style-name="P2"><text:span text:style-name="T1">«Load»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69cm" svg:height="0.7cm" svg:x="10.6cm" svg:y="2.4cm">
          <text:p text:style-name="P2"><text:span text:style-name="T1">«Load»</text:span></text:p>
          <draw:enhanced-geometry svg:viewBox="0 0 21600 21600" draw:type="rectangle" draw:enhanced-path="M 0 0 L 21600 0 21600 21600 0 21600 0 0 Z N"/>
        </draw:custom-shape>
        <draw:g xml:id="id7" draw:id="id7">
          <draw:custom-shape draw:style-name="gr1" draw:text-style-name="P1" draw:layer="layout" svg:width="4.6cm" svg:height="1.8cm" svg:x="5.9cm" svg:y="11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6cm" svg:height="1.1cm" svg:x="5.9cm" svg:y="10.6cm">
            <text:p text:style-name="P2"><text:span text:style-name="T1">«package»</text:span></text:p>
            <text:p text:style-name="P2"><text:span text:style-name="T1">p9_util_metrics</text:span>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4" draw:layer="layout" svg:x1="17.7cm" svg:y1="4.3cm" svg:x2="8.2cm" svg:y2="10.6cm" draw:start-shape="id1" draw:start-glue-point="2" draw:end-shape="id7" draw:end-glue-point="0" svg:d="M17700 4300v3150h-9500v3150" svg:viewBox="0 0 9501 6301">
          <text:p/>
        </draw:connector>
        <draw:custom-shape draw:style-name="gr4" draw:text-style-name="P5" draw:layer="layout" svg:width="2.769cm" svg:height="0.7cm" svg:x="5.931cm" svg:y="9.3cm">
          <text:p text:style-name="P2"><text:span text:style-name="T1">«Uses»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11:28:32.582860383</meta:creation-date>
    <dc:date>2019-10-29T11:51:20.812448462</dc:date>
    <meta:editing-duration>PT1H30M11S</meta:editing-duration>
    <meta:editing-cycles>25</meta:editing-cycles>
    <meta:generator>LibreOffice/6.0.7.3$Linux_X86_64 LibreOffice_project/00m0$Build-3</meta:generator>
    <meta:document-statistic meta:object-count="34"/>
  </office:meta>
</office:document-meta>
</file>